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233EEF01B4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outline1">
      <style:graphic-properties fo:min-height="9.13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18pt" style:font-size-asian="18pt" style:font-size-complex="18pt"/>
    </style:style>
    <style:style style:name="P3" style:family="paragraph">
      <loext:graphic-properties draw:fill-color="#ffffff"/>
    </style:style>
    <style:style style:name="P4" style:family="paragraph">
      <style:paragraph-properties fo:margin-top="0.42cm" fo:margin-bottom="0.35cm"/>
      <style:text-properties fo:font-size="18pt" style:font-size-asian="18pt" style:font-size-complex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Why C# Programmers Should Study It</text:span></text:p>
          </draw:text-box>
        </draw:frame>
        <draw:frame presentation:style-name="pr2" draw:text-style-name="P2" draw:layer="layout" svg:width="25.199cm" svg:height="11.555cm" svg:x="1.4cm" svg:y="3.68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name="Media object 1" draw:style-name="gr1" draw:layer="layout" svg:width="0.254cm" svg:height="0.254cm" svg:x="0.254cm" svg:y="0.254cm">
          <draw:plugin xlink:href="../sound/untitled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Why C# Programmers Should Study It</text:p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Why C# Programmers Should Study It</text:span></text:p>
          </draw:text-box>
        </draw:frame>
        <draw:frame presentation:style-name="pr2" draw:text-style-name="P2" draw:layer="layout" svg:width="25.199cm" svg:height="11.555cm" svg:x="1.4cm" svg:y="3.68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name="Media object 11" draw:style-name="gr1" draw:layer="layout" svg:width="0.254cm" svg:height="0.254cm" svg:x="0.254cm" svg:y="0.254cm">
          <draw:plugin xlink:href="../sound/s_01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Why C# Programmers Should Study It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Why C# Programmers Should Study It</text:span></text:p>
          </draw:text-box>
        </draw:frame>
        <draw:frame presentation:style-name="pr2" draw:text-style-name="P2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2">Decoupling</text:span></text:p>
                <text:p text:style-name="P2"><text:span text:style-name="T2"/></text:p>
              </text:list-item>
            </text:list>
          </draw:text-box>
        </draw:frame>
        <draw:frame draw:name="Media object 2" draw:style-name="gr1" draw:layer="layout" svg:width="0.254cm" svg:height="0.254cm" svg:x="0.254cm" svg:y="0.254cm">
          <draw:plugin xlink:href="../sound/s_02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Decoupling: The primary advantage of this pattern is that it helps in decoupling the sender from the receiver, fostering better separation of concerns. This can make C# applications more modular and maintainable.</text:p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Why C# Programmers Should Study It</text:span></text:p>
          </draw:text-box>
        </draw:frame>
        <draw:frame presentation:style-name="pr2" draw:text-style-name="P2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2">Decoupling</text:span></text:p>
              </text:list-item>
              <text:list-item>
                <text:p text:style-name="P2"><text:span text:style-name="T2">Flexible Request Handling</text:span></text:p>
                <text:p text:style-name="P2"><text:span text:style-name="T2"/></text:p>
              </text:list-item>
            </text:list>
          </draw:text-box>
        </draw:frame>
        <draw:frame draw:name="Media object 3" draw:style-name="gr1" draw:layer="layout" svg:width="0.254cm" svg:height="0.254cm" svg:x="0.254cm" svg:y="0.254cm">
          <draw:plugin xlink:href="../sound/s_03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Flexible Request Handling: Chain of Responsibility allows C# developers to create systems where requests can be handled in various ways, allowing for easy insertion, removal, or reordering of handlers.</text:p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Why C# Programmers Should Study It</text:span></text:p>
          </draw:text-box>
        </draw:frame>
        <draw:frame presentation:style-name="pr2" draw:text-style-name="P2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2">Decoupling</text:span></text:p>
              </text:list-item>
              <text:list-item>
                <text:p text:style-name="P2"><text:span text:style-name="T2">Flexible Request Handling</text:span></text:p>
              </text:list-item>
              <text:list-item>
                <text:p text:style-name="P2"><text:span text:style-name="T2">Maintainability</text:span></text:p>
                <text:p text:style-name="P2"><text:span text:style-name="T2"/></text:p>
              </text:list-item>
            </text:list>
          </draw:text-box>
        </draw:frame>
        <draw:frame draw:name="Media object 4" draw:style-name="gr1" draw:layer="layout" svg:width="0.254cm" svg:height="0.254cm" svg:x="0.254cm" svg:y="0.254cm">
          <draw:plugin xlink:href="../sound/s_04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Maintainability: By segregating the responsibilities into different handlers, each handler can be maintained or modified independently. This separation makes it easier to isolate issues, test individual components, and expand functionality.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Why C# Programmers Should Study It</text:span></text:p>
          </draw:text-box>
        </draw:frame>
        <draw:frame presentation:style-name="pr2" draw:text-style-name="P2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2">Decoupling</text:span></text:p>
              </text:list-item>
              <text:list-item>
                <text:p text:style-name="P2"><text:span text:style-name="T2">Flexible Request Handling</text:span></text:p>
              </text:list-item>
              <text:list-item>
                <text:p text:style-name="P2"><text:span text:style-name="T2">Maintainability</text:span></text:p>
              </text:list-item>
              <text:list-item>
                <text:p text:style-name="P2"><text:span text:style-name="T2">Scalability</text:span></text:p>
                <text:p text:style-name="P2"><text:span text:style-name="T2"/></text:p>
              </text:list-item>
            </text:list>
          </draw:text-box>
        </draw:frame>
        <draw:frame draw:name="Media object 5" draw:style-name="gr1" draw:layer="layout" svg:width="0.254cm" svg:height="0.254cm" svg:x="0.254cm" svg:y="0.254cm">
          <draw:plugin xlink:href="../sound/s_05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Scalability: As system requirements evolve, new handlers can be introduced into the chain seamlessly. This ensures that the system remains extensible without disrupting existing functionality.</text:p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Why C# Programmers Should Study It</text:span></text:p>
          </draw:text-box>
        </draw:frame>
        <draw:frame presentation:style-name="pr2" draw:text-style-name="P2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2">Decoupling</text:span></text:p>
              </text:list-item>
              <text:list-item>
                <text:p text:style-name="P2"><text:span text:style-name="T2">Flexible Request Handling</text:span></text:p>
              </text:list-item>
              <text:list-item>
                <text:p text:style-name="P2"><text:span text:style-name="T2">Maintainability</text:span></text:p>
              </text:list-item>
              <text:list-item>
                <text:p text:style-name="P2"><text:span text:style-name="T2">Scalability</text:span></text:p>
              </text:list-item>
              <text:list-item>
                <text:p text:style-name="P2"><text:span text:style-name="T2">Common in Middleware</text:span></text:p>
                <text:p text:style-name="P2"><text:span text:style-name="T2"/></text:p>
              </text:list-item>
            </text:list>
          </draw:text-box>
        </draw:frame>
        <draw:frame draw:name="Media object 6" draw:style-name="gr1" draw:layer="layout" svg:width="0.254cm" svg:height="0.254cm" svg:x="0.254cm" svg:y="0.254cm">
          <draw:plugin xlink:href="../sound/s_06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Common in Middleware: C# and the .NET ecosystem have a variety of middleware components, especially in web frameworks like ASP.NET Core. The pattern is often seen in such contexts, where a request passes through multiple stages of processing, each potentially altering or handling the request.</text:p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Why C# Programmers Should Study It</text:span></text:p>
          </draw:text-box>
        </draw:frame>
        <draw:frame presentation:style-name="pr2" draw:text-style-name="P2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2">Decoupling</text:span></text:p>
              </text:list-item>
              <text:list-item>
                <text:p text:style-name="P2"><text:span text:style-name="T2">Flexible Request Handling</text:span></text:p>
              </text:list-item>
              <text:list-item>
                <text:p text:style-name="P2"><text:span text:style-name="T2">Maintainability</text:span></text:p>
              </text:list-item>
              <text:list-item>
                <text:p text:style-name="P2"><text:span text:style-name="T2">Scalability</text:span></text:p>
              </text:list-item>
              <text:list-item>
                <text:p text:style-name="P2"><text:span text:style-name="T2">Common in Middleware</text:span></text:p>
              </text:list-item>
              <text:list-item>
                <text:p text:style-name="P2"><text:span text:style-name="T2">Interception and Enhancements</text:span></text:p>
                <text:p text:style-name="P2"><text:span text:style-name="T2"/></text:p>
              </text:list-item>
            </text:list>
          </draw:text-box>
        </draw:frame>
        <draw:frame draw:name="Media object 7" draw:style-name="gr1" draw:layer="layout" svg:width="0.254cm" svg:height="0.254cm" svg:x="0.254cm" svg:y="0.254cm">
          <draw:plugin xlink:href="../sound/s_07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Interception and Enhancements: The pattern allows for easy interception of requests, which can be beneficial for logging, validation, or adding enhancements without modifying existing handler logic.</text:p>
            </draw:text-box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Why C# Programmers Should Study It</text:span></text:p>
          </draw:text-box>
        </draw:frame>
        <draw:frame presentation:style-name="pr2" draw:text-style-name="P2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2">Decoupling</text:span></text:p>
              </text:list-item>
              <text:list-item>
                <text:p text:style-name="P2"><text:span text:style-name="T2">Flexible Request Handling</text:span></text:p>
              </text:list-item>
              <text:list-item>
                <text:p text:style-name="P2"><text:span text:style-name="T2">Maintainability</text:span></text:p>
              </text:list-item>
              <text:list-item>
                <text:p text:style-name="P2"><text:span text:style-name="T2">Scalability</text:span></text:p>
              </text:list-item>
              <text:list-item>
                <text:p text:style-name="P2"><text:span text:style-name="T2">Common in Middleware</text:span></text:p>
              </text:list-item>
              <text:list-item>
                <text:p text:style-name="P2"><text:span text:style-name="T2">Interception and Enhancements</text:span></text:p>
              </text:list-item>
              <text:list-item>
                <text:p text:style-name="P2"><text:span text:style-name="T2">Promotion of Single Responsibility Principle</text:span></text:p>
                <text:p text:style-name="P2"><text:span text:style-name="T2"/></text:p>
              </text:list-item>
            </text:list>
          </draw:text-box>
        </draw:frame>
        <draw:frame draw:name="Media object 8" draw:style-name="gr1" draw:layer="layout" svg:width="0.254cm" svg:height="0.254cm" svg:x="0.254cm" svg:y="0.254cm">
          <draw:plugin xlink:href="../sound/s_08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Promotion of Single Responsibility Principle: Each handler in the chain has a specific task. This adheres to the Single Responsibility Principle, ensuring that classes have a single reason to change, which is a cornerstone of solid software design.</text:p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Why C# Programmers Should Study It</text:span></text:p>
          </draw:text-box>
        </draw:frame>
        <draw:frame presentation:style-name="pr2" draw:text-style-name="P2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2">Decoupling</text:span></text:p>
              </text:list-item>
              <text:list-item>
                <text:p text:style-name="P2"><text:span text:style-name="T2">Flexible Request Handling</text:span></text:p>
              </text:list-item>
              <text:list-item>
                <text:p text:style-name="P2"><text:span text:style-name="T2">Maintainability</text:span></text:p>
              </text:list-item>
              <text:list-item>
                <text:p text:style-name="P2"><text:span text:style-name="T2">Scalability</text:span></text:p>
              </text:list-item>
              <text:list-item>
                <text:p text:style-name="P2"><text:span text:style-name="T2">Common in Middleware</text:span></text:p>
              </text:list-item>
              <text:list-item>
                <text:p text:style-name="P2"><text:span text:style-name="T2">Interception and Enhancements</text:span></text:p>
              </text:list-item>
              <text:list-item>
                <text:p text:style-name="P2"><text:span text:style-name="T2">Promotion of Single Responsibility Principle</text:span></text:p>
              </text:list-item>
              <text:list-item>
                <text:p text:style-name="P2"><text:span text:style-name="T2">Deepening OOP Mastery</text:span></text:p>
                <text:p text:style-name="P4"><text:span text:style-name="T2"/></text:p>
              </text:list-item>
            </text:list>
          </draw:text-box>
        </draw:frame>
        <draw:frame draw:name="Media object 9" draw:style-name="gr1" draw:layer="layout" svg:width="0.254cm" svg:height="0.254cm" svg:x="0.254cm" svg:y="0.254cm">
          <draw:plugin xlink:href="../sound/s_09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Deepening OOP Mastery: Understanding patterns like Chain of Responsibility gives C# developers a practical grasp of key object-oriented design principles. Given that C# is fundamentally an OOP language, such patterns can reinforce and deepen a programmer's understanding of effective OOP practices.</text:p>
            </draw:text-box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Why C# Programmers Should Study It</text:span></text:p>
          </draw:text-box>
        </draw:frame>
        <draw:frame presentation:style-name="pr2" draw:text-style-name="P2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2">Decoupling</text:span></text:p>
              </text:list-item>
              <text:list-item>
                <text:p text:style-name="P2"><text:span text:style-name="T2">Flexible Request Handling</text:span></text:p>
              </text:list-item>
              <text:list-item>
                <text:p text:style-name="P2"><text:span text:style-name="T2">Maintainability</text:span></text:p>
              </text:list-item>
              <text:list-item>
                <text:p text:style-name="P2"><text:span text:style-name="T2">Scalability</text:span></text:p>
              </text:list-item>
              <text:list-item>
                <text:p text:style-name="P2"><text:span text:style-name="T2">Common in Middleware</text:span></text:p>
              </text:list-item>
              <text:list-item>
                <text:p text:style-name="P2"><text:span text:style-name="T2">Interception and Enhancements</text:span></text:p>
              </text:list-item>
              <text:list-item>
                <text:p text:style-name="P2"><text:span text:style-name="T2">Promotion of Single Responsibility Principle</text:span></text:p>
              </text:list-item>
              <text:list-item>
                <text:p text:style-name="P2"><text:span text:style-name="T2">Deepening OOP Mastery</text:span></text:p>
              </text:list-item>
              <text:list-item>
                <text:p text:style-name="P4"><text:span text:style-name="T2">Applicability in Real-world Scenarios</text:span></text:p>
              </text:list-item>
            </text:list>
          </draw:text-box>
        </draw:frame>
        <draw:frame draw:name="Media object 10" draw:style-name="gr1" draw:layer="layout" svg:width="0.254cm" svg:height="0.254cm" svg:x="0.254cm" svg:y="0.254cm">
          <draw:plugin xlink:href="../sound/s_10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Applicability in Real-world Scenarios: Whether it's UI event handling in Windows Forms or processing in web pipelines, C# developers will find numerous scenarios where a series of entities can process a particular input or request. The Chain of Responsibility pattern offers a structured approach for these cases.</text:p>
            </draw:text-box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Why C# Programmers Should Study It</text:span></text:p>
          </draw:text-box>
        </draw:frame>
        <draw:frame presentation:style-name="pr2" draw:text-style-name="P2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2">Decoupling</text:span></text:p>
              </text:list-item>
              <text:list-item>
                <text:p text:style-name="P2"><text:span text:style-name="T2">Flexible Request Handling</text:span></text:p>
              </text:list-item>
              <text:list-item>
                <text:p text:style-name="P2"><text:span text:style-name="T2">Maintainability</text:span></text:p>
              </text:list-item>
              <text:list-item>
                <text:p text:style-name="P2"><text:span text:style-name="T2">Scalability</text:span></text:p>
              </text:list-item>
              <text:list-item>
                <text:p text:style-name="P2"><text:span text:style-name="T2">Common in Middleware</text:span></text:p>
              </text:list-item>
              <text:list-item>
                <text:p text:style-name="P2"><text:span text:style-name="T2">Interception and Enhancements</text:span></text:p>
              </text:list-item>
              <text:list-item>
                <text:p text:style-name="P2"><text:span text:style-name="T2">Promotion of Single Responsibility Principle</text:span></text:p>
              </text:list-item>
              <text:list-item>
                <text:p text:style-name="P2"><text:span text:style-name="T2">Deepening OOP Mastery</text:span></text:p>
              </text:list-item>
              <text:list-item>
                <text:p text:style-name="P4"><text:span text:style-name="T2">Applicability in Real-world Scenario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In conclusion, the Chain of Responsibility Design Pattern provides C# developers with a way to build systems that can dynamically determine how to handle requests, ensuring flexibility, maintainability, and clarity. Given the wide range of applications and platforms where C# is used, from web to desktop to mobile, mastering such patterns empowers a developer to tackle diverse software design challenges effectively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3E800000233EEF01B44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2:33:56.804803925</meta:creation-date>
    <meta:generator>LibreOffice/24.2.7.2$Linux_X86_64 LibreOffice_project/420$Build-2</meta:generator>
    <dc:date>2026-02-11T15:05:07.379819785</dc:date>
    <meta:editing-duration>PT5H54M15S</meta:editing-duration>
    <meta:editing-cycles>43</meta:editing-cycles>
    <meta:document-statistic meta:object-count="80"/>
  </office:meta>
</office:document-meta>
</file>